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ServletRequestDataBinderTests.noUriTemplate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ServletRequestDataBinderTests.creat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ServletRequestDataBinderTests.uriTemplateVarAndReques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ServletRequestDataBin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